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end" style:justify-single-word="false"/>
      <style:text-properties fo:language="en" fo:country="US" officeooo:rsid="001ace9e" officeooo:paragraph-rsid="001ace9e"/>
    </style:style>
    <style:style style:name="P2" style:family="paragraph" style:parent-style-name="Standard">
      <style:paragraph-properties fo:line-height="150%" fo:text-align="end" style:justify-single-word="false"/>
      <style:text-properties fo:language="en" fo:country="US" officeooo:rsid="001e4c15" officeooo:paragraph-rsid="0003b460"/>
    </style:style>
    <style:style style:name="P3" style:family="paragraph" style:parent-style-name="Standard">
      <style:paragraph-properties fo:line-height="150%" fo:text-align="end" style:justify-single-word="false"/>
      <style:text-properties fo:language="en" fo:country="US" officeooo:rsid="00202782" officeooo:paragraph-rsid="0003b460"/>
    </style:style>
    <style:style style:name="P4" style:family="paragraph" style:parent-style-name="Standard">
      <style:paragraph-properties fo:line-height="150%" fo:text-align="end" style:justify-single-word="false"/>
      <style:text-properties fo:language="en" fo:country="US" officeooo:rsid="0003b460" officeooo:paragraph-rsid="0003b460"/>
    </style:style>
    <style:style style:name="P5" style:family="paragraph" style:parent-style-name="Standard">
      <style:paragraph-properties fo:line-height="150%" fo:text-align="end" style:justify-single-word="false"/>
      <style:text-properties fo:language="en" fo:country="US" officeooo:rsid="002a6918" officeooo:paragraph-rsid="002a6918"/>
    </style:style>
    <style:style style:name="P6" style:family="paragraph" style:parent-style-name="Standard">
      <style:paragraph-properties fo:line-height="200%" fo:text-align="center" style:justify-single-word="false"/>
      <style:text-properties fo:text-transform="uppercase" fo:language="en" fo:country="US" officeooo:rsid="002a6918" officeooo:paragraph-rsid="002a6918" style:font-size-asian="10.5pt"/>
    </style:style>
    <style:style style:name="P7" style:family="paragraph" style:parent-style-name="Standard">
      <style:paragraph-properties fo:line-height="200%" fo:text-align="center" style:justify-single-word="false"/>
      <style:text-properties fo:text-transform="uppercase" fo:language="en" fo:country="US" officeooo:rsid="0003b460" officeooo:paragraph-rsid="0003b460" style:font-size-asian="10.5pt"/>
    </style:style>
    <style:style style:name="P8" style:family="paragraph" style:parent-style-name="Standard" style:list-style-name="L1">
      <style:paragraph-properties fo:margin-top="0cm" fo:margin-bottom="0.42cm" loext:contextual-spacing="false" fo:line-height="200%" fo:text-align="start" style:justify-single-word="false"/>
      <style:text-properties fo:language="en" fo:country="US" officeooo:rsid="002b7d9c" officeooo:paragraph-rsid="002b7d9c"/>
    </style:style>
    <style:style style:name="P9" style:family="paragraph" style:parent-style-name="Standard" style:list-style-name="L1">
      <style:paragraph-properties fo:margin-top="0cm" fo:margin-bottom="0.42cm" loext:contextual-spacing="false" fo:line-height="200%" fo:text-align="start" style:justify-single-word="false"/>
      <style:text-properties fo:language="en" fo:country="US" officeooo:rsid="002be08b" officeooo:paragraph-rsid="002be08b"/>
    </style:style>
    <style:style style:name="P10" style:family="paragraph" style:parent-style-name="Standard" style:list-style-name="">
      <style:paragraph-properties fo:margin-top="0cm" fo:margin-bottom="0.42cm" loext:contextual-spacing="false" fo:line-height="200%" fo:text-align="start" style:justify-single-word="false"/>
      <style:text-properties fo:language="en" fo:country="US" officeooo:rsid="002be08b" officeooo:paragraph-rsid="002be08b"/>
    </style:style>
    <style:style style:name="P11" style:family="paragraph" style:parent-style-name="Standard" style:list-style-name="L1">
      <style:paragraph-properties fo:margin-top="0cm" fo:margin-bottom="0.42cm" loext:contextual-spacing="false" fo:line-height="200%" fo:text-align="start" style:justify-single-word="false"/>
      <style:text-properties fo:language="en" fo:country="US" officeooo:rsid="002d072f" officeooo:paragraph-rsid="002d072f"/>
    </style:style>
    <style:style style:name="P12" style:family="paragraph" style:parent-style-name="Standard" style:list-style-name="L1">
      <style:paragraph-properties fo:margin-top="0cm" fo:margin-bottom="0.42cm" loext:contextual-spacing="false" fo:line-height="200%" fo:text-align="start" style:justify-single-word="false" fo:break-before="page"/>
      <style:text-properties fo:language="en" fo:country="US" officeooo:rsid="002be08b" officeooo:paragraph-rsid="002be08b"/>
    </style:style>
    <style:style style:name="T1" style:family="text">
      <style:text-properties officeooo:rsid="00202782"/>
    </style:style>
    <style:style style:name="T2" style:family="text">
      <style:text-properties officeooo:rsid="001e4c15"/>
    </style:style>
    <style:style style:name="T3" style:family="text">
      <style:text-properties fo:font-size="12pt" style:font-size-asian="12pt" style:font-size-complex="12pt"/>
    </style:style>
    <style:style style:name="T4" style:family="text">
      <style:text-properties fo:font-size="12pt" officeooo:rsid="0029d28e" style:font-size-asian="12pt" style:font-size-complex="12pt"/>
    </style:style>
    <style:style style:name="T5" style:family="text">
      <style:text-properties fo:font-size="12pt" officeooo:rsid="002d072f" style:font-size-asian="12pt" style:font-size-complex="12pt"/>
    </style:style>
    <style:style style:name="T6" style:family="text">
      <style:text-properties fo:font-size="12pt" officeooo:rsid="002dd306" style:font-size-asian="12pt" style:font-size-complex="12pt"/>
    </style:style>
    <style:style style:name="T7" style:family="text">
      <style:text-properties fo:font-size="12pt" officeooo:rsid="002f1de6" style:font-size-asian="12pt" style:font-size-complex="12pt"/>
    </style:style>
    <style:style style:name="T8" style:family="text">
      <style:text-properties fo:font-size="12pt" officeooo:rsid="00309e60" style:font-size-asian="12pt" style:font-size-complex="12pt"/>
    </style:style>
    <style:style style:name="T9" style:family="text">
      <style:text-properties officeooo:rsid="002a6918"/>
    </style:style>
    <style:style style:name="T10" style:family="text">
      <style:text-properties style:text-position="super 58%" fo:font-size="12pt" style:font-size-asian="12pt" style:font-size-complex="12pt"/>
    </style:style>
    <style:style style:name="T11" style:family="text">
      <style:text-properties style:text-position="super 58%" fo:font-size="12pt" officeooo:rsid="002dd306"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xing our Mistakes: Human Rights as a Consequence</text:p>
      <text:p text:style-name="P7"/>
      <text:list xml:id="list343526178967817540" text:style-name="L1">
        <text:list-item>
          <text:p text:style-name="P8"><text:span text:style-name="T4">T</text:span><text:span text:style-name="T3">hesis Statement<text:line-break/>The emergence of a global political system across the different national and international areas after the end of the Second World War in the late 1940s as well as the barbarities humanity endured during the Holocaust led to a strong movement among people, governments and global institutions like the United Nations to establish a common legal framework to provide individuals the rights to survive and sustain themselves equally before national power interests. As a result, the Universal Declaration of Human Rights was adopted by the United Nations General Assembly in 1948 with the intention to process constructively the destructive first half of the 20</text:span><text:span text:style-name="T10">th</text:span><text:span text:style-name="T3"> century in order to prevent men to be subject of war, genocide, torture or slavery again. Thus, the necessity to formulate global human rights have been come as a consequence of the exaggerating brutality of international conflicts and continued to evolve Enlightenment ideas to keep humanity from its own extinction.</text:span></text:p>
        </text:list-item>
        <text:list-item>
          <text:p text:style-name="P9"><text:span text:style-name="T5">Body 1:<text:line-break/></text:span><text:span text:style-name="T3">Following the unsuccessful League of Nations established in 1919 after the First World War and its failed attempt to resolve its aftermath with the Treaty of Versailles, the 1945 Yalta Conference of the winning powers of the Second World War agreed to push to found the United Nations as an institutions acknowledged by its members as a legislative body to interconnect the global system through diplomacy instead of war.</text:span></text:p>
        </text:list-item>
      </text:list>
      <text:p text:style-name="P10"><text:span text:style-name="T5"/></text:p>
      <text:list xml:id="list151438497789480" text:continue-numbering="true" text:style-name="L1">
        <text:list-item>
          <text:p text:style-name="P12"><text:span text:style-name="T5">Body 2:<text:line-break/></text:span><text:span text:style-name="T3">The exponential grow of casualties both in the military and with the common people up to the Second World War involved a majority of the global human society, creating a strong will among the people to suspend warmongering once and for all. Adopting the ideas of Enlightenment philosophers like John Locke and </text:span><text:span text:style-name="T5">its attempted realization during the American and French Revolution, intellectuals, critics and artists helped to nurture this will to break away from an era of barbarity.</text:span></text:p>
        </text:list-item>
        <text:list-item>
          <text:p text:style-name="P11"><text:span text:style-name="T3">Body </text:span><text:span text:style-name="T8">3</text:span><text:span text:style-name="T3">:<text:line-break/>Limited in power by the Cold War the development of human rights took up much faster pace since the collapse of the bipolar division of the global system in 1990, again ending an era of unequal individual rights of freedom across the human society and a hovering threat of war between the United States and the Soviet Union. Liberating funds and means from defense budgets the 1990s catalyzed the progress of NGOs developing human rights and the interest by the public to help end inequality alien to its own people.</text:span></text:p>
        </text:list-item>
        <text:list-item>
          <text:p text:style-name="P11"><text:span text:style-name="T3">Conclusion:<text:line-break/>The necessity to legalize human rights in a global institution a priori of national legislative within the United Nations arguably was born with the devastating rise of </text:span><text:span text:style-name="T6">cruelty attached to the events of the first half of the 20</text:span><text:span text:style-name="T11">th</text:span><text:span text:style-name="T6"> century. Held back by demands for reparations in the Treaty of Versailles, the Yalta conference of 1948 </text:span><text:span text:style-name="T7">and a strong public will </text:span><text:span text:style-name="T6">laid the framework for human rights </text:span><text:span text:style-name="T7">movements to have a common majority in the global system. Put on hiatus by the Cold War, human rights were developed locally until the end of the bipolar global system but have been grown to importance in the 1990s, becoming an integral part of the global system toda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fo:language="en" fo:country="US" officeooo:rsid="001ace9e" officeooo:paragraph-rsid="001ace9e"/>
    </style:style>
    <style:style style:name="MP2" style:family="paragraph" style:parent-style-name="Standard">
      <style:paragraph-properties fo:line-height="150%" fo:text-align="end" style:justify-single-word="false"/>
      <style:text-properties fo:language="en" fo:country="US" officeooo:rsid="001e4c15" officeooo:paragraph-rsid="0003b460"/>
    </style:style>
    <style:style style:name="MP3" style:family="paragraph" style:parent-style-name="Standard">
      <style:paragraph-properties fo:line-height="150%" fo:text-align="end" style:justify-single-word="false"/>
      <style:text-properties fo:language="en" fo:country="US" officeooo:rsid="00202782" officeooo:paragraph-rsid="0003b460"/>
    </style:style>
    <style:style style:name="MP4" style:family="paragraph" style:parent-style-name="Standard">
      <style:paragraph-properties fo:line-height="150%" fo:text-align="end" style:justify-single-word="false"/>
      <style:text-properties fo:language="en" fo:country="US" officeooo:rsid="002a6918" officeooo:paragraph-rsid="002a6918"/>
    </style:style>
    <style:style style:name="MP5" style:family="paragraph" style:parent-style-name="Standard">
      <style:paragraph-properties fo:line-height="150%" fo:text-align="end" style:justify-single-word="false"/>
      <style:text-properties fo:language="en" fo:country="US" officeooo:rsid="0003b460" officeooo:paragraph-rsid="0003b460"/>
    </style:style>
    <style:style style:name="MT1" style:family="text">
      <style:text-properties officeooo:rsid="002a6918"/>
    </style:style>
    <style:style style:name="MT2" style:family="text">
      <style:text-properties officeooo:rsid="00202782"/>
    </style:style>
    <style:style style:name="MT3" style:family="text">
      <style:text-properties officeooo:rsid="001e4c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Haenel - <text:page-number text:select-page="current">2</text:page-number></text:p>
      </style:header>
      <style:header-first>
        <text:p text:style-name="MP2">Fabio Haenel</text:p>
        <text:p text:style-name="MP3">fabiohaenel@gmail.com</text:p>
        <text:p text:style-name="MP2">„<text:span text:style-name="MT1">Global Governance</text:span>“ <text:span text:style-name="MT2">(Skrobacki)</text:span></text:p>
        <text:p text:style-name="MP4">Essay Outline</text:p>
        <text:p text:style-name="MP5"><text:span text:style-name="MT3">0</text:span>3/<text:span text:style-name="MT1">25</text:span>/15</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5:14:26.396651590</meta:creation-date>
    <dc:date>2015-03-25T15:14:37.071945399</dc:date>
    <meta:editing-duration>P1DT5H58M32S</meta:editing-duration>
    <meta:editing-cycles>18</meta:editing-cycles>
    <meta:generator>LibreOffice/4.3.6.2$Linux_X86_64 LibreOffice_project/430$Build-2</meta:generator>
    <meta:document-statistic meta:table-count="0" meta:image-count="0" meta:object-count="0" meta:page-count="2" meta:paragraph-count="12" meta:word-count="540" meta:character-count="3269" meta:non-whitespace-character-count="2746"/>
  </office:meta>
</office:document-meta>
</file>